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0193in" fo:border="0.0008in solid #d9d9e3"/>
      <style:text-properties fo:font-size="13pt" fo:font-weight="bold" style:font-size-asian="13pt" style:font-weight-asian="bold" style:font-size-complex="13pt" style:font-weight-complex="bold"/>
    </style:style>
    <style:style style:name="P2" style:family="paragraph" style:parent-style-name="Text_20_body" style:list-style-name="L1">
      <style:paragraph-properties fo:padding="0.0193in" fo:border="0.0008in solid #d9d9e3"/>
      <style:text-properties fo:font-size="13pt" fo:font-weight="bold" style:font-size-asian="13pt" style:font-weight-asian="bold" style:font-size-complex="13pt" style:font-weight-complex="bold"/>
    </style:style>
    <style:style style:name="P3" style:family="paragraph" style:parent-style-name="Text_20_body" style:list-style-name="L2">
      <style:paragraph-properties fo:padding="0.0193in" fo:border="0.0008in solid #d9d9e3"/>
      <style:text-properties fo:font-size="13pt" fo:font-weight="bold" style:font-size-asian="13pt" style:font-weight-asian="bold" style:font-size-complex="13pt" style:font-weight-complex="bold"/>
    </style:style>
    <style:style style:name="P4" style:family="paragraph" style:parent-style-name="Text_20_body" style:list-style-name="L3">
      <style:paragraph-properties fo:padding="0.0193in" fo:border="0.0008in solid #d9d9e3"/>
      <style:text-properties fo:font-size="13pt" fo:font-weight="bold" style:font-size-asian="13pt" style:font-weight-asian="bold" style:font-size-complex="13pt" style:font-weight-complex="bold"/>
    </style:style>
    <style:style style:name="P5" style:family="paragraph" style:parent-style-name="Text_20_body" style:list-style-name="L4">
      <style:paragraph-properties fo:padding="0.0193in" fo:border="0.0008in solid #d9d9e3"/>
      <style:text-properties fo:font-size="13pt" fo:font-weight="bold" style:font-size-asian="13pt" style:font-weight-asian="bold" style:font-size-complex="13pt" style:font-weight-complex="bold"/>
    </style:style>
    <style:style style:name="P6" style:family="paragraph" style:parent-style-name="Text_20_body" style:list-style-name="L5">
      <style:paragraph-properties fo:padding="0.0193in" fo:border="0.0008in solid #d9d9e3"/>
      <style:text-properties fo:font-size="13pt" fo:font-weight="bold" style:font-size-asian="13pt" style:font-weight-asian="bold" style:font-size-complex="13pt" style:font-weight-complex="bold"/>
    </style:style>
    <style:style style:name="P7" style:family="paragraph" style:parent-style-name="Text_20_body" style:list-style-name="L6">
      <style:paragraph-properties fo:padding="0.0193in" fo:border="0.0008in solid #d9d9e3"/>
      <style:text-properties fo:font-size="13pt" fo:font-weight="bold" style:font-size-asian="13pt" style:font-weight-asian="bold" style:font-size-complex="13pt" style:font-weight-complex="bold"/>
    </style:style>
    <style:style style:name="P8" style:family="paragraph" style:parent-style-name="Text_20_body" style:list-style-name="L7">
      <style:paragraph-properties fo:padding="0.0193in" fo:border="0.0008in solid #d9d9e3"/>
      <style:text-properties fo:font-size="13pt" fo:font-weight="bold" style:font-size-asian="13pt" style:font-weight-asian="bold" style:font-size-complex="13pt" style:font-weight-complex="bold"/>
    </style:style>
    <style:style style:name="P9" style:family="paragraph" style:parent-style-name="Text_20_body" style:list-style-name="L8">
      <style:paragraph-properties fo:padding="0.0193in" fo:border="0.0008in solid #d9d9e3"/>
      <style:text-properties fo:font-size="13pt" fo:font-weight="bold" style:font-size-asian="13pt" style:font-weight-asian="bold" style:font-size-complex="13pt" style:font-weight-complex="bold"/>
    </style:style>
    <style:style style:name="P10" style:family="paragraph" style:parent-style-name="Text_20_body" style:list-style-name="L9">
      <style:paragraph-properties fo:padding="0.0193in" fo:border="0.0008in solid #d9d9e3"/>
      <style:text-properties fo:font-size="13pt" fo:font-weight="bold" style:font-size-asian="13pt" style:font-weight-asian="bold" style:font-size-complex="13pt" style:font-weight-complex="bold"/>
    </style:style>
    <style:style style:name="P11" style:family="paragraph" style:parent-style-name="Text_20_body" style:list-style-name="L10">
      <style:paragraph-properties fo:padding="0.0193in" fo:border="0.0008in solid #d9d9e3"/>
      <style:text-properties fo:font-size="13pt" fo:font-weight="bold" style:font-size-asian="13pt" style:font-weight-asian="bold" style:font-size-complex="13pt" style:font-weight-complex="bold"/>
    </style:style>
    <style:style style:name="P12" style:family="paragraph" style:parent-style-name="Text_20_body">
      <style:paragraph-properties fo:padding="0.0193in" fo:border="0.0008in solid #d9d9e3"/>
      <style:text-properties fo:font-size="14pt" fo:font-weight="bold" style:font-size-asian="14pt" style:font-weight-asian="bold" style:font-size-complex="14pt" style:font-weight-complex="bold"/>
    </style:style>
    <style:style style:name="P13" style:family="paragraph" style:parent-style-name="Text_20_body">
      <style:paragraph-properties fo:text-align="center" style:justify-single-word="false" fo:padding="0.0193in" fo:border="0.0008in solid #d9d9e3"/>
      <style:text-properties fo:color="#800000" fo:font-size="14pt" fo:font-weight="bold" style:font-size-asian="14pt" style:font-weight-asian="bold" style:font-size-complex="14pt" style:font-weight-complex="bold"/>
    </style:style>
    <style:style style:name="P14" style:family="paragraph" style:parent-style-name="Text_20_body" style:list-style-name="L2">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15" style:family="paragraph" style:parent-style-name="Text_20_body" style:list-style-name="L3">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16" style:family="paragraph" style:parent-style-name="Text_20_body" style:list-style-name="L4">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17" style:family="paragraph" style:parent-style-name="Text_20_body" style:list-style-name="L5">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18" style:family="paragraph" style:parent-style-name="Text_20_body" style:list-style-name="L6">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19" style:family="paragraph" style:parent-style-name="Text_20_body" style:list-style-name="L7">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20" style:family="paragraph" style:parent-style-name="Text_20_body" style:list-style-name="L8">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21" style:family="paragraph" style:parent-style-name="Text_20_body" style:list-style-name="L9">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P22" style:family="paragraph" style:parent-style-name="Text_20_body" style:list-style-name="L10">
      <style:paragraph-properties fo:margin-top="0in" fo:margin-bottom="0in" fo:padding="0.0193in" fo:border="0.0008in solid #d9d9e3"/>
      <style:text-properties fo:font-size="13pt" fo:font-weight="bold" style:font-size-asian="13pt" style:font-weight-asian="bold" style:font-size-complex="13pt" style:font-weight-complex="bold"/>
    </style:style>
    <style:style style:name="T1" style:family="text">
      <style:text-properties fo:font-variant="normal" fo:text-transform="none" fo:color="#d1d5db" style:font-name="S hne" fo:font-size="12pt" fo:letter-spacing="normal" fo:font-style="normal"/>
    </style:style>
    <style:style style:name="T2" style:family="text">
      <style:text-properties fo:font-variant="normal" fo:text-transform="none" fo:color="#d1d5db" style:font-name="S hne" fo:font-size="12pt" fo:letter-spacing="normal" fo:font-style="normal" fo:font-weight="normal"/>
    </style:style>
    <style:style style:name="T3" style:family="text">
      <style:text-properties fo:font-variant="normal" fo:text-transform="none" style:font-name="S hne" fo:font-size="12pt" fo:letter-spacing="normal" fo:font-style="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Welcome to our presentation on the Home Rentals and Sales App. In the following slides, we'll showcase how our app transforms the way homes are rented and sold. We'll cover the app's purpose, actors involved (admin, user, visitor), key features, and its potential impact on the real estate market. Join us as we revolutionize the home rentals and sales experience, providing convenience and efficiency for homeowners, renters, buyers, and agents alike. Let's dive in and explore the possibilities of our app!"</text:span> </text:p>
      <text:p text:style-name="P12"/>
      <text:p text:style-name="P12">Slide 1: Title</text:p>
      <text:p text:style-name="P12">- Introduction to the App Topic: Home Rentals and Sales</text:p>
      <text:p text:style-name="P12"/>
      <text:p text:style-name="P12">Slide 2: App Overview</text:p>
      <text:p text:style-name="P12">- Briefly describe the purpose and features of the app</text:p>
      <text:p text:style-name="P12">- Mention the target audience (homeowners, renters, buyers, real estate agents, etc.)</text:p>
      <text:p text:style-name="P12"/>
      <text:p text:style-name="P12">Slide 3: Actors</text:p>
      <text:p text:style-name="P12">- Explain the three main actors in the app:</text:p>
      <text:p text:style-name="P12"><text:s text:c="2"/>- Admin: Manages the app, oversees user activity, and performs administrative tasks.</text:p>
      <text:p text:style-name="P12"><text:s text:c="2"/>- User: Registered individuals who can browse, search, rent, or buy homes listed on the platform.</text:p>
      <text:p text:style-name="P12"><text:s text:c="2"/>- Visitor: Non-registered individuals who can view limited information about the available properties but cannot perform any actions.</text:p>
      <text:p text:style-name="P12"/>
      <text:p text:style-name="P12">Slide 4: App Functionality</text:p>
      <text:p text:style-name="P12">- List the key features and functionalities of the app:</text:p>
      <text:p text:style-name="P12"><text:s text:c="2"/>- User registration and authentication</text:p>
      <text:p text:style-name="P12"><text:s text:c="2"/>- Home search and filtering options</text:p>
      <text:p text:style-name="P12"><text:s text:c="2"/>- Property listing creation for homeowners</text:p>
      <text:p text:style-name="P12"><text:s text:c="2"/>- Rental and sales transactions</text:p>
      <text:p text:style-name="P12"><text:s text:c="2"/>- Messaging system for communication between users</text:p>
      <text:p text:style-name="P12"><text:s text:c="2"/>- Payment integration for secure transactions</text:p>
      <text:p text:style-name="P12"/>
      <text:p text:style-name="P12">Slide 5: User Journey</text:p>
      <text:p text:style-name="P12"><text:soft-page-break/>- Illustrate the user journey in using the app:</text:p>
      <text:p text:style-name="P12"><text:s text:c="2"/>- Visitor discovers the app and views property listings</text:p>
      <text:p text:style-name="P12"><text:s text:c="2"/>- User registers, creates a profile, and logs in</text:p>
      <text:p text:style-name="P12"><text:s text:c="2"/>- User searches for properties based on preferences</text:p>
      <text:p text:style-name="P12"><text:s text:c="2"/>- User views detailed property information, including images and descriptions</text:p>
      <text:p text:style-name="P12"><text:s text:c="2"/>- User contacts the homeowner or agent for more information</text:p>
      <text:p text:style-name="P12"><text:s text:c="2"/>- User initiates a rental or sales transaction</text:p>
      <text:p text:style-name="P12"><text:s text:c="2"/>- User makes payment through integrated payment system</text:p>
      <text:p text:style-name="P12"><text:s text:c="2"/>- User provides feedback or reviews on the property or user experience</text:p>
      <text:p text:style-name="P12"/>
      <text:p text:style-name="P12">Slide 6: Conception Diagram</text:p>
      <text:p text:style-name="P12">- Present a diagram representing the app's architecture and flow, showcasing how different components interact with each other (e.g., user interface, backend, database).</text:p>
      <text:p text:style-name="P12"/>
      <text:p text:style-name="P12">Slide 7: Monetization Strategy</text:p>
      <text:p text:style-name="P12">- Describe the monetization strategy for the app (e.g., charging homeowners for property listings, transaction fees, premium features).</text:p>
      <text:p text:style-name="P12"/>
      <text:p text:style-name="P12">Slide 8: Market Analysis</text:p>
      <text:p text:style-name="P12">- Provide an overview of the current market trends and potential competition in the home rentals and sales industry.</text:p>
      <text:p text:style-name="P12"/>
      <text:p text:style-name="P12">Slide 9: Future Enhancements</text:p>
      <text:p text:style-name="P12">- Outline potential future enhancements to improve the app's functionality and user experience (e.g., property recommendations, social media integration, virtual property tours).</text:p>
      <text:p text:style-name="P12"/>
      <text:p text:style-name="P12">Slide 10: Conclusion</text:p>
      <text:p text:style-name="P12">- Summarize the key points discussed in the presentation</text:p>
      <text:p text:style-name="P12">- Mention the potential impact and value of the app in the home rentals and sales market</text:p>
      <text:p text:style-name="P12"/>
      <text:p text:style-name="P12">Feel free to use any presentation tool of your choice to create your Google Slide document, and populate each slide with the relevant information from the <text:soft-page-break/>descriptions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19S</meta:editing-duration>
    <meta:editing-cycles>4</meta:editing-cycles>
    <meta:generator>OpenOffice/4.1.13$Win32 OpenOffice.org_project/4113m1$Build-9810</meta:generator>
    <dc:date>2023-06-08T17:42:39.47</dc:date>
    <dc:creator>Kais Namsi</dc:creator>
    <meta:document-statistic meta:table-count="0" meta:image-count="0" meta:object-count="0" meta:page-count="3" meta:paragraph-count="41" meta:word-count="469" meta:character-count="3041"/>
    <meta:user-defined meta:name="Info 1"/>
    <meta:user-defined meta:name="Info 2"/>
    <meta:user-defined meta:name="Info 3"/>
    <meta:user-defined meta:name="Info 4"/>
  </office:meta>
</office:document-meta>
</file>